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6.311cm" table:align="left"/>
    </style:style>
    <style:style style:name="Tabelle1.A" style:family="table-column">
      <style:table-column-properties style:column-width="3.129cm"/>
    </style:style>
    <style:style style:name="Tabelle1.B" style:family="table-column">
      <style:table-column-properties style:column-width="3.182cm"/>
    </style:style>
    <style:style style:name="Tabelle1.A1" style:family="table-cell">
      <style:table-cell-properties style:vertical-align="middle" fo:padding="0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onvert text to an HTML format that is displayable in a Web or other HTML-readable format. This can include formatting such as bold and italics as well as bulleted and numbered lists, plus centered text.</text:p>
      <text:p text:style-name="Text_20_body"/>
      <text:p text:style-name="Text_20_body">An example of when to use text to HTML is if you want to convert a Word of .rtf document into HTML code.  You can also convert text from an email or .txt or similar file into HTML that you can then place on a web page.  The tool takes blocks of text and places HTML tags in the text. Called formatting tags, these HTML tags can include formatting text, for example, to bold or italic. In addition to bold and italic, other code can include font color, font size, font style, text color, tables, images, colors, links, comments, background, music and video codes, forms. </text:p>
      <text:p text:style-name="Text_20_body"/>
      <text:p text:style-name="Text_20_body">Examples of what codes look like are &lt;P&gt; and &lt;table&gt;.  Angle brackets show the tags, and typically the tags come in pairs such a &lt;p&gt; and &lt;/p&gt; to show paragraph markers.</text:p>
      <text:p text:style-name="Text_20_body"/>
      <text:p text:style-name="Text_20_body">HTML is short for HyperText Markup Language.  HTML is the main language for the web.  The browser does not show the HTML tags.</text:p>
      <text:p text:style-name="Text_20_body"/>
      <text:p text:style-name="Text_20_body">Here are some HTML tags.</text:p>
      <text:p text:style-name="Text_20_body"><text:line-break/>&lt;h1&gt;Largest Heading&lt;/h1&gt;<text:line-break/>&lt;h2&gt; . . . &lt;/h2&gt;<text:line-break/>&lt;h3&gt; . . . &lt;/h3&gt;<text:line-break/>&lt;h4&gt; . . . &lt;/h4&gt;<text:line-break/>&lt;h5&gt; . . . &lt;/h5&gt;<text:line-break/>&lt;h6&gt;Smallest Heading&lt;/h6&gt;<text:line-break/><text:line-break/>&lt;p&gt;This is a paragraph.&lt;/p&gt;<text:line-break/>&lt;br&gt; (line break)<text:line-break/>&lt;hr&gt; (horizontal rule)<text:line-break/>&lt;!-- This is a comment --&gt;<text:line-break/><text:line-break/>&lt;b&gt;Bold text&lt;/b&gt;<text:line-break/>&lt;code&gt;Computer code&lt;/code&gt;<text:line-break/>&lt;em&gt;Emphasized text&lt;/em&gt;<text:line-break/>&lt;i&gt;Italic text&lt;/i&gt;<text:line-break/>&lt;kbd&gt;Keyboard input&lt;/kbd&gt; <text:line-break/>&lt;pre&gt;Preformatted text&lt;/pre&gt;<text:line-break/>&lt;small&gt;Smaller text&lt;/small&gt;<text:line-break/>&lt;strong&gt;Important text&lt;/strong&gt;</text:p>
      <text:p text:style-name="Text_20_body"><text:line-break/><text:line-break/><text:soft-page-break/>We've provided HTML code examples with output for most of the tags. If you want to see them in action, download the sample HTML file at the end of the article. You can play with it in a text editor and load it up in a browser to see what your changes do. </text:p>
      <text:h text:style-name="Heading_20_2" text:outline-level="2"><text:bookmark text:name="lt-doctype-html-gt"/>1. &lt;!DOCTYPE html&gt;</text:h>
      <text:p text:style-name="Text_20_body">You'll need this tag at the beginning of every HTML document you create. It ensures that a browser knows that it's reading HTML, and that it expects HTML5, the latest version. </text:p>
      <text:p text:style-name="Text_20_body">Even though this isn't actually an HTML tag, it's still a good one to know. </text:p>
      <text:h text:style-name="Heading_20_2" text:outline-level="2"><text:bookmark text:name="lt-html-gt"/>2. &lt;html&gt;</text:h>
      <text:p text:style-name="Text_20_body">This is another tag that tells a browser that it's reading HTML. The &lt;html&gt; tag goes straight after the DOCTYPE tag, and you close it with a &lt;/html&gt; tag right at the end of your file. Everything else in your document goes between these tags. </text:p>
      <text:h text:style-name="Heading_20_2" text:outline-level="2"><text:bookmark text:name="lt-head-gt"/>3. &lt;head&gt;</text:h>
      <text:p text:style-name="Text_20_body">The &lt;head&gt; tag starts the header section of your file. The stuff that goes in here doesn't appear on your webpage. Instead, it contains metadata for search engines, and info for your browser. </text:p>
      <text:p text:style-name="Text_20_body">For basic pages, the &lt;head&gt; tag will contain your title, and that's about it. But there are a few other things that you can include, which we'll go over in a moment. </text:p>
      <text:h text:style-name="Heading_20_2" text:outline-level="2"><text:bookmark text:name="lt-title-gt"/>4. &lt;title&gt;</text:h>
      <text:p text:style-name="Text_20_body">This tag sets the title of your page. All you need to do is put your title in the tag and close it, like this (I've included the header tags, as well): </text:p>
      <text:p text:style-name="Preformatted_20_Text"><text:span text:style-name="Source_20_Text">&lt;head&gt;</text:span></text:p>
      <text:p text:style-name="Preformatted_20_Text"><text:span text:style-name="Source_20_Text">&lt;title&gt;My Website&lt;/title&gt;</text:span></text:p>
      <text:p text:style-name="P7"><text:span text:style-name="Source_20_Text">&lt;/head&gt;</text:span></text:p>
      <text:p text:style-name="Text_20_body">That's the name that will be displayed as the tab title when it's opened in a browser. </text:p>
      <text:h text:style-name="Heading_20_2" text:outline-level="2"><text:bookmark text:name="lt-meta-gt"/>5. &lt;meta&gt;</text:h>
      <text:p text:style-name="Text_20_body">Like the title tag, metadata is put in the header area of your page. Metadata is primarily used by search engines, and is information about what's on your page. There are a number of different meta fields, but these are some of the most commonly used: </text:p>
      <text:list xml:id="list4231750005" text:style-name="L1">
        <text:list-item>
          <text:p text:style-name="P4"><text:span text:style-name="Strong_20_Emphasis">description</text:span>---A basic description of your page. </text:p>
        </text:list-item>
        <text:list-item>
          <text:p text:style-name="P4"><text:span text:style-name="Strong_20_Emphasis">keywords</text:span>---A selection of keywords applicable to your page. </text:p>
        </text:list-item>
        <text:list-item>
          <text:p text:style-name="P4"><text:span text:style-name="Strong_20_Emphasis">author</text:span>---The author of your page. </text:p>
        </text:list-item>
        <text:list-item>
          <text:p text:style-name="P1"><text:span text:style-name="Strong_20_Emphasis">viewport</text:span>---A tag for ensuring that your page looks good on all devices. </text:p>
        </text:list-item>
      </text:list>
      <text:p text:style-name="Text_20_body">Here's an example that might apply to this page: </text:p>
      <text:p text:style-name="Preformatted_20_Text"><text:span text:style-name="Source_20_Text">&lt;meta name="description" content="A basic HTML tutorial"&gt;</text:span></text:p>
      <text:p text:style-name="Preformatted_20_Text"><text:span text:style-name="Source_20_Text">&lt;meta name="keywords" content="HTML,code,tags"&gt;</text:span></text:p>
      <text:p text:style-name="Preformatted_20_Text"><text:span text:style-name="Source_20_Text">&lt;meta name="author" content="MakeUseOf"&gt;</text:span></text:p>
      <text:p text:style-name="P7"><text:soft-page-break/><text:span text:style-name="Source_20_Text">&lt;meta name="viewport" content="width=device-width, initial-scale=1.0"&gt;</text:span></text:p>
      <text:p text:style-name="Text_20_body">The "viewport" tag should always have "width=device-width, initial-scale=1.0" as the content to make sure your page displays well on mobile and desktop devices. </text:p>
      <text:h text:style-name="Heading_20_2" text:outline-level="2"><text:bookmark text:name="lt-body-gt"/>6. &lt;body&gt;</text:h>
      <text:p text:style-name="Text_20_body">After you close the header section, you get to the body. You open this with the &lt;body&gt; tag, and close it with the &lt;/body&gt; tag. That goes right at the end of your file, just before the &lt;/html&gt; tag. </text:p>
      <text:p text:style-name="Text_20_body">All of the content of your webpage goes in between these tags. It's as simple as it sounds: </text:p>
      <text:p text:style-name="Preformatted_20_Text"><text:span text:style-name="Source_20_Text">&lt;body&gt;</text:span></text:p>
      <text:p text:style-name="Preformatted_20_Text"><text:span text:style-name="Source_20_Text">Everything you want displayed on your page.</text:span></text:p>
      <text:p text:style-name="P7"><text:span text:style-name="Source_20_Text">&lt;/body&gt;</text:span></text:p>
      <text:h text:style-name="Heading_20_2" text:outline-level="2"><text:bookmark text:name="lt-h1-gt"/>7. &lt;h1&gt;</text:h>
      <text:p text:style-name="Text_20_body">The &lt;h1&gt; tag defines a level-one header on your page. This will usually be the title, and there will ideally only be one on each page. </text:p>
      <text:p text:style-name="Text_20_body">&lt;h2&gt; defines level-two headers such as section headers, &lt;h3&gt; level-three sub-headers, and so on, down to &lt;h6&gt;. As an example, the names of the tags in this article are level-two headers. </text:p>
      <text:p text:style-name="Preformatted_20_Text"><text:span text:style-name="Source_20_Text">&lt;h1&gt;Big and Important Header&lt;/h1&gt;</text:span></text:p>
      <text:p text:style-name="Preformatted_20_Text"><text:span text:style-name="Source_20_Text">&lt;h2&gt;Slightly Less Big Header&lt;/h2&gt;</text:span></text:p>
      <text:p text:style-name="P7"><text:span text:style-name="Source_20_Text">&lt;h3&gt;Sub-Header&lt;/h3&gt;</text:span></text:p>
      <text:p text:style-name="Text_20_body"><text:span text:style-name="Strong_20_Emphasis">Result:</text:span> </text:p>
      <text:p text:style-name="Text_20_body">As you can see, they get smaller at each level. </text:p>
      <text:h text:style-name="Heading_20_2" text:outline-level="2"><text:bookmark text:name="lt-p-gt"/>8. &lt;p&gt;</text:h>
      <text:p text:style-name="Text_20_body">The paragraph tag starts a new paragraph. This usually inserts two line breaks. </text:p>
      <text:p text:style-name="Text_20_body">Look, for example, at the break between the previous line and this one. That's what a &lt;p&gt; tag will do. </text:p>
      <text:p text:style-name="Preformatted_20_Text"><text:span text:style-name="Source_20_Text">&lt;p&gt;Your first paragraph.&lt;/p&gt;</text:span></text:p>
      <text:p text:style-name="P7"><text:span text:style-name="Source_20_Text">&lt;p&gt;Your second paragraph.&lt;/p&gt;</text:span></text:p>
      <text:p text:style-name="Text_20_body"><text:span text:style-name="Strong_20_Emphasis">Result:</text:span> </text:p>
      <text:p text:style-name="Text_20_body">Your first paragraph. </text:p>
      <text:p text:style-name="Text_20_body">Your second paragraph. </text:p>
      <text:p text:style-name="Text_20_body">You can also use CSS styles in your paragraph tags, like this one which changes the text size: </text:p>
      <text:p text:style-name="P7"><text:span text:style-name="Source_20_Text">&lt;p style="font-size: 120%;"&gt;20% larger text&lt;/p&gt;</text:span></text:p>
      <text:p text:style-name="Text_20_body"><text:span text:style-name="Strong_20_Emphasis">Result:</text:span> </text:p>
      <text:p text:style-name="Text_20_body">20% larger text </text:p>
      <text:p text:style-name="Text_20_body"><text:soft-page-break/>To learn how to use CSS to style your text, check out these <text:a xlink:type="simple" xlink:href="https://www.makeuseof.com/tag/learn-html-css-step-step-tutorials/" text:style-name="Internet_20_link" text:visited-style-name="Visited_20_Internet_20_Link">HTML and CSS tutorials</text:a>. </text:p>
      <text:h text:style-name="Heading_20_2" text:outline-level="2"><text:bookmark text:name="lt-br-gt"/>9. &lt;br&gt;</text:h>
      <text:p text:style-name="Text_20_body">The line break tag inserts a single line break: </text:p>
      <text:p text:style-name="Preformatted_20_Text"><text:span text:style-name="Source_20_Text">&lt;p&gt;The first line.&lt;br&gt;</text:span></text:p>
      <text:p text:style-name="P7"><text:span text:style-name="Source_20_Text">The second line (close to the first one).&lt;/p&gt;</text:span></text:p>
      <text:p text:style-name="Text_20_body"><text:span text:style-name="Strong_20_Emphasis">Result:</text:span> </text:p>
      <text:p text:style-name="Text_20_body">The first line. </text:p>
      <text:p text:style-name="Text_20_body">The second line (close to the first one). </text:p>
      <text:p text:style-name="Text_20_body">Working in a similar way is the &lt;hr&gt; tag. This draws a horizontal line on your page and is good for separating sections of text. </text:p>
      <text:h text:style-name="Heading_20_2" text:outline-level="2"><text:bookmark text:name="lt-strong-gt"/>10. &lt;strong&gt;</text:h>
      <text:p text:style-name="Text_20_body">This tag defines important text. In general, that means it will be bold. However, it's possible to use CSS to make &lt;strong&gt; text display differently. </text:p>
      <text:p text:style-name="Text_20_body">However, you can safely use &lt;strong&gt; to bold text. </text:p>
      <text:p text:style-name="P7"><text:span text:style-name="Source_20_Text">&lt;strong&gt;Very important things you want to say.&lt;/strong&gt;</text:span></text:p>
      <text:p text:style-name="Text_20_body"><text:span text:style-name="Strong_20_Emphasis">Result:</text:span> </text:p>
      <text:p text:style-name="Text_20_body"><text:span text:style-name="Strong_20_Emphasis">Very important things you want to say.</text:span> </text:p>
      <text:p text:style-name="Text_20_body">If you're familiar with the &lt;b&gt; tag for bolding text, you can still use it. There's no guarantee it will continue to work in future versions of HTML, but for now, it works. </text:p>
      <text:h text:style-name="Heading_20_2" text:outline-level="2"><text:bookmark text:name="lt-em-gt"/>11. &lt;em&gt;</text:h>
      <text:p text:style-name="Text_20_body">Like &lt;b&gt; and &lt;strong&gt;, &lt;em&gt; and &lt;i&gt; are related. The &lt;em&gt; tag identifies emphasized text, which generally means it will get italicized. Again, there's the possibility that CSS will make emphasized text display differently. </text:p>
      <text:p text:style-name="P7"><text:span text:style-name="Source_20_Text">&lt;em&gt;An emphasized line.&lt;/em&gt;</text:span></text:p>
      <text:p text:style-name="Text_20_body"><text:span text:style-name="Strong_20_Emphasis">Result:</text:span> </text:p>
      <text:p text:style-name="Text_20_body"><text:span text:style-name="Emphasis">An emphasized line.</text:span> </text:p>
      <text:p text:style-name="Text_20_body">The &lt;i&gt; tag still works, but again, it's possible that it will be deprecated in future versions of HTML. </text:p>
      <text:h text:style-name="Heading_20_2" text:outline-level="2"><text:bookmark text:name="lt-a-gt"/>12. &lt;a&gt;</text:h>
      <text:p text:style-name="Text_20_body">The &lt;a&gt;, or anchor, tag lets you create links. A simple link looks like this: </text:p>
      <text:p text:style-name="P7"><text:span text:style-name="Source_20_Text">&lt;a href="https://www.makeuseof.com/&gt;Go to MakeUseOf&lt;/a&gt;</text:span></text:p>
      <text:p text:style-name="Text_20_body"><text:soft-page-break/><text:span text:style-name="Strong_20_Emphasis">Result:</text:span> </text:p>
      <text:p text:style-name="Text_20_body"><text:a xlink:type="simple" xlink:href="https://www.makeuseof.com/" text:style-name="Internet_20_link" text:visited-style-name="Visited_20_Internet_20_Link">Go to MakeUseOf</text:a> </text:p>
      <text:p text:style-name="Text_20_body">The "href" attribute identifies the destination of the link. In many cases, this will be another website. It could also be a file, like an image or a PDF. </text:p>
      <text:p text:style-name="Text_20_body">Other useful attributes include "target" and "title." The target attribute is almost exclusively used to open a link in a new tab or window, like this: </text:p>
      <text:p text:style-name="P7"><text:span text:style-name="Source_20_Text">&lt;a href="https://www.makeuseof.com/" target="_blank"&gt;Go to MakeUseOf in a new tab&lt;/a&gt;</text:span></text:p>
      <text:p text:style-name="Text_20_body"><text:span text:style-name="Strong_20_Emphasis">Result:</text:span> </text:p>
      <text:p text:style-name="Text_20_body"><text:a xlink:type="simple" xlink:href="https://www.makeuseof.com/" office:target-frame-name="_blank" xlink:show="new" text:style-name="Internet_20_link" text:visited-style-name="Visited_20_Internet_20_Link">Go to MakeUseOf in a new tab</text:a> </text:p>
      <text:p text:style-name="Text_20_body">The "title" attribute creates a tooltip. Hover over the link below to see how it works: </text:p>
      <text:p text:style-name="P7"><text:span text:style-name="Source_20_Text">&lt;a href="https://www.makeuseof.com/" title="This is a tool tip"&gt;Hover over this to see the tool tip&lt;/a&gt;</text:span></text:p>
      <text:p text:style-name="Text_20_body"><text:span text:style-name="Strong_20_Emphasis">Result:</text:span> </text:p>
      <text:p text:style-name="Text_20_body"><text:a xlink:type="simple" xlink:href="https://www.makeuseof.com/" text:style-name="Internet_20_link" text:visited-style-name="Visited_20_Internet_20_Link">Hover over this to see the tool tip</text:a> </text:p>
      <text:h text:style-name="Heading_20_2" text:outline-level="2"><text:bookmark text:name="lt-img-gt"/>13. &lt;img&gt;</text:h>
      <text:p text:style-name="Text_20_body">If you want to embed an image in your page, you'll need to use the image tag. You'll normally use it in conjunction with the "src" attribute. This specifies the source of the image, like this: </text:p>
      <text:p text:style-name="P7"><text:span text:style-name="Source_20_Text">&lt;img src="wp-content/uploads/2019/04/sunlit-birds.jpg"&gt;</text:span></text:p>
      <text:p text:style-name="Text_20_body"><text:span text:style-name="Strong_20_Emphasis">Result:</text:span> </text:p>
      <text:p text:style-name="Text_20_body">Other attributes are available, such as "height," "width," and "alt." Here's how that might look: </text:p>
      <text:p text:style-name="P7"><text:span text:style-name="Source_20_Text">&lt;img src="wp-content/uploads/2019/04/sunlit-birds.jpg" alt="the name of your image"&gt;</text:span></text:p>
      <text:p text:style-name="Text_20_body">As you might expect, the "height" and "width" attributes set the height and width of the image. In general, it's a good idea to only set one of them so the image scales correctly. If you use both, you could end up with a stretched or squished image. </text:p>
      <text:p text:style-name="Text_20_body">The "alt" tag tells the browser what text to display if the image can't be displayed and is a good idea to include with any image. If someone has an especially slow connection or an old browser, they can still get an idea of what should be on your page. </text:p>
      <text:h text:style-name="Heading_20_2" text:outline-level="2"><text:bookmark text:name="lt-ol-gt"/>14. &lt;ol&gt;</text:h>
      <text:p text:style-name="Text_20_body">The ordered list tag lets you create an ordered list. In general, that means you'll get a numbered list. Each item in the list needs a list item tag (&lt;li&gt;), so your list will look like this: </text:p>
      <text:p text:style-name="Preformatted_20_Text"><text:span text:style-name="Source_20_Text">&lt;ol&gt;</text:span></text:p>
      <text:p text:style-name="Preformatted_20_Text"><text:span text:style-name="Source_20_Text">&lt;li&gt;First thing&lt;/li&gt;</text:span></text:p>
      <text:p text:style-name="Preformatted_20_Text"><text:span text:style-name="Source_20_Text">&lt;li&gt;Second thing&lt;/li&gt;</text:span></text:p>
      <text:p text:style-name="Preformatted_20_Text"><text:span text:style-name="Source_20_Text">&lt;li&gt;Third thing&lt;/li&gt;</text:span></text:p>
      <text:p text:style-name="P7"><text:soft-page-break/><text:span text:style-name="Source_20_Text">&lt;/ol&gt;</text:span></text:p>
      <text:p text:style-name="Text_20_body"><text:span text:style-name="Strong_20_Emphasis">Result:</text:span> </text:p>
      <text:list xml:id="list3426805962" text:style-name="L2">
        <text:list-item>
          <text:p text:style-name="P5">First thing </text:p>
        </text:list-item>
        <text:list-item>
          <text:p text:style-name="P5">Second thing </text:p>
        </text:list-item>
        <text:list-item>
          <text:p text:style-name="P2">Third thing </text:p>
        </text:list-item>
      </text:list>
      <text:p text:style-name="Text_20_body">In HTML5, you can use &lt;ol reversed&gt; to reverse the order of the numbers. And you can set the starting value with the start attribute. </text:p>
      <text:p text:style-name="Text_20_body">The "type" attribute lets you tell the browser which type of symbol to use for the list items. It can be set to "1," "A," "a," "I," or "i," setting the list to display with the indicated symbol like this: </text:p>
      <text:p text:style-name="P7"><text:span text:style-name="Source_20_Text">&lt;ol type="A"&gt;</text:span></text:p>
      <text:h text:style-name="Heading_20_2" text:outline-level="2"><text:bookmark text:name="lt-ul-gt"/>15. &lt;ul&gt;</text:h>
      <text:p text:style-name="Text_20_body">The unordered list is much simpler than its ordered counterpart. It's simply a bulleted list. </text:p>
      <text:p text:style-name="Preformatted_20_Text"><text:span text:style-name="Source_20_Text">&lt;ul&gt;</text:span></text:p>
      <text:p text:style-name="Preformatted_20_Text"><text:span text:style-name="Source_20_Text">&lt;li&gt;First item&lt;/li&gt;</text:span></text:p>
      <text:p text:style-name="Preformatted_20_Text"><text:span text:style-name="Source_20_Text">&lt;li&gt;Second item&lt;/li&gt;</text:span></text:p>
      <text:p text:style-name="Preformatted_20_Text"><text:span text:style-name="Source_20_Text">&lt;li&gt;Third item&lt;/li&gt;</text:span></text:p>
      <text:p text:style-name="P7"><text:span text:style-name="Source_20_Text">&lt;/ul&gt;</text:span></text:p>
      <text:p text:style-name="Text_20_body"><text:span text:style-name="Strong_20_Emphasis">Result:</text:span> </text:p>
      <text:list xml:id="list1376829237" text:style-name="L3">
        <text:list-item>
          <text:p text:style-name="P6">First item </text:p>
        </text:list-item>
        <text:list-item>
          <text:p text:style-name="P6">Second item </text:p>
        </text:list-item>
        <text:list-item>
          <text:p text:style-name="P3">Third item </text:p>
        </text:list-item>
      </text:list>
      <text:p text:style-name="Text_20_body">Unordered lists also have "type" attributes, and you can set it to "disc," "circle," or "square." </text:p>
      <text:h text:style-name="Heading_20_2" text:outline-level="2"><text:bookmark text:name="lt-table-gt"/>16. &lt;table&gt;</text:h>
      <text:p text:style-name="Text_20_body">While using tables for formatting is frowned upon, there are plenty of times when you'll want to use rows and columns to segment information on your page. Several tags are needed to get a table to work. Here's the sample HTML code: </text:p>
      <text:p text:style-name="Preformatted_20_Text"><text:span text:style-name="Source_20_Text">&lt;table&gt;</text:span></text:p>
      <text:p text:style-name="Preformatted_20_Text"><text:span text:style-name="Source_20_Text">&lt;tbody&gt;</text:span></text:p>
      <text:p text:style-name="Preformatted_20_Text"><text:span text:style-name="Source_20_Text">&lt;tr&gt;</text:span></text:p>
      <text:p text:style-name="Preformatted_20_Text"><text:span text:style-name="Source_20_Text">&lt;th&gt;1st column&lt;/th&gt;</text:span></text:p>
      <text:p text:style-name="Preformatted_20_Text"><text:span text:style-name="Source_20_Text">&lt;th&gt;2nd column&lt;/th&gt;</text:span></text:p>
      <text:p text:style-name="Preformatted_20_Text"><text:span text:style-name="Source_20_Text">&lt;/tr&gt;</text:span></text:p>
      <text:p text:style-name="Preformatted_20_Text"><text:span text:style-name="Source_20_Text">&lt;tr&gt;</text:span></text:p>
      <text:p text:style-name="Preformatted_20_Text"><text:span text:style-name="Source_20_Text">&lt;td&gt;Row 1, column 1&lt;/td&gt;</text:span></text:p>
      <text:p text:style-name="Preformatted_20_Text"><text:span text:style-name="Source_20_Text">&lt;td&gt;Row 1, column 2&lt;/td&gt;</text:span></text:p>
      <text:p text:style-name="Preformatted_20_Text"><text:span text:style-name="Source_20_Text">&lt;/tr&gt;</text:span></text:p>
      <text:p text:style-name="Preformatted_20_Text"><text:span text:style-name="Source_20_Text">&lt;td&gt;Row 2, column 1&lt;/td&gt;</text:span></text:p>
      <text:p text:style-name="Preformatted_20_Text"><text:span text:style-name="Source_20_Text">&lt;td&gt;Row 2, column 2&lt;/td&gt;</text:span></text:p>
      <text:p text:style-name="Preformatted_20_Text"><text:span text:style-name="Source_20_Text">&lt;/tbody&gt;</text:span></text:p>
      <text:p text:style-name="P7"><text:span text:style-name="Source_20_Text">&lt;/table&gt;</text:span></text:p>
      <text:p text:style-name="Text_20_body">The &lt;table&gt; and &lt;/table&gt; tags specify the start and end of the table. The &lt;tbody&gt; tag contains all <text:soft-page-break/>the table content. </text:p>
      <text:p text:style-name="Text_20_body">Each row of the table is enclosed in a &lt;tr&gt; tag. Each cell within each row is wrapped in either &lt;th&gt; tags for column headers, or &lt;td&gt; tags for column data. You need one of these for each column on each row. </text:p>
      <text:p text:style-name="Text_20_body"><text:span text:style-name="Strong_20_Emphasis">Result:</text:span> </text:p>
      <table:table table:name="Tabelle1" table:style-name="Tabelle1">
        <table:table-column table:style-name="Tabelle1.A"/>
        <table:table-column table:style-name="Tabelle1.B"/>
        <table:table-row>
          <table:table-cell table:style-name="Tabelle1.A1" office:value-type="string">
            <text:p text:style-name="Table_20_Heading">1st column</text:p>
          </table:table-cell>
          <table:table-cell table:style-name="Tabelle1.A1" office:value-type="string">
            <text:p text:style-name="Table_20_Heading">2nd column</text:p>
          </table:table-cell>
        </table:table-row>
        <table:table-row>
          <table:table-cell table:style-name="Tabelle1.A1" office:value-type="string">
            <text:p text:style-name="Table_20_Contents">Row 1, column 1</text:p>
          </table:table-cell>
          <table:table-cell table:style-name="Tabelle1.A1" office:value-type="string">
            <text:p text:style-name="Table_20_Contents">Row 1, column 2</text:p>
          </table:table-cell>
        </table:table-row>
        <table:table-row>
          <table:table-cell table:style-name="Tabelle1.A1" office:value-type="string">
            <text:p text:style-name="Table_20_Contents">Row 2, column 1</text:p>
          </table:table-cell>
          <table:table-cell table:style-name="Tabelle1.A1" office:value-type="string">
            <text:p text:style-name="Table_20_Contents">Row 2, column 2</text:p>
          </table:table-cell>
        </table:table-row>
      </table:table>
      <text:h text:style-name="Heading_20_2" text:outline-level="2"><text:bookmark text:name="lt-blockquote-gt"/>17. &lt;blockquote&gt;</text:h>
      <text:p text:style-name="Text_20_body">When you're quoting another website or person and you want to set the quote apart from the rest of your document, use the blockquote tag. All you need to do is enclose the quote in opening and closing blockquote tags: </text:p>
      <text:p text:style-name="P7"><text:span text:style-name="Source_20_Text">&lt;blockquote&gt;The Web as I envisaged it, we have not seen it yet. The future is still so much bigger than the past.&lt;/blockquote&gt;</text:span></text:p>
      <text:p text:style-name="Text_20_body"><text:span text:style-name="Strong_20_Emphasis">Result:</text:span> </text:p>
      <text:p text:style-name="Quotations">The Web as I envisaged it, we have not seen it yet. The future is still so much bigger than the past. </text:p>
      <text:p text:style-name="Text_20_body">The exact formatting that's used may depend on the browser you're using or the CSS of your site. But the tag remains the s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28T18:08:08.127701666</dc:date>
    <meta:editing-duration>PT9M5S</meta:editing-duration>
    <meta:editing-cycles>1</meta:editing-cycles>
    <meta:document-statistic meta:table-count="1" meta:image-count="0" meta:object-count="0" meta:page-count="7" meta:paragraph-count="160" meta:word-count="1845" meta:character-count="10615" meta:non-whitespace-character-count="8853"/>
    <meta:generator>LibreOffice/6.0.7.3$Linux_X86_64 LibreOffice_project/00m0$Build-3</meta:generator>
  </office:meta>
</office:document-meta>
</file>